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eb21" officeooo:paragraph-rsid="0008eb21" style:font-weight-asian="bold" style:font-weight-complex="bold"/>
    </style:style>
    <style:style style:name="P2" style:family="paragraph" style:parent-style-name="Standard">
      <style:text-properties fo:font-weight="bold" officeooo:rsid="0008eb21" officeooo:paragraph-rsid="0008f9ee" style:font-weight-asian="bold" style:font-weight-complex="bold"/>
    </style:style>
    <style:style style:name="P3" style:family="paragraph" style:parent-style-name="Standard">
      <style:text-properties fo:font-weight="bold" officeooo:rsid="0008eb21" officeooo:paragraph-rsid="00098c31" style:font-weight-asian="bold" style:font-weight-complex="bold"/>
    </style:style>
    <style:style style:name="P4" style:family="paragraph" style:parent-style-name="Standard">
      <style:text-properties fo:font-weight="bold" officeooo:rsid="000ac7bf" officeooo:paragraph-rsid="000ac7bf" style:font-weight-asian="bold" style:font-weight-complex="bold"/>
    </style:style>
    <style:style style:name="P5" style:family="paragraph" style:parent-style-name="Standard">
      <style:text-properties fo:font-weight="bold" officeooo:rsid="0008f9ee" officeooo:paragraph-rsid="0008f9ee" style:font-weight-asian="bold" style:font-weight-complex="bold"/>
    </style:style>
    <style:style style:name="P6" style:family="paragraph" style:parent-style-name="Standard">
      <style:text-properties fo:font-weight="bold" officeooo:rsid="00098c31" officeooo:paragraph-rsid="00098c31" style:font-weight-asian="bold" style:font-weight-complex="bold"/>
    </style:style>
    <style:style style:name="P7" style:family="paragraph" style:parent-style-name="Standard">
      <style:text-properties fo:font-weight="bold" officeooo:rsid="000dbd1a" officeooo:paragraph-rsid="000dbd1a" style:font-weight-asian="bold" style:font-weight-complex="bold"/>
    </style:style>
    <style:style style:name="P8" style:family="paragraph" style:parent-style-name="Standard">
      <style:text-properties fo:font-weight="bold" officeooo:rsid="000ef255" officeooo:paragraph-rsid="000ef255" style:font-weight-asian="bold" style:font-weight-complex="bold"/>
    </style:style>
    <style:style style:name="P9" style:family="paragraph" style:parent-style-name="Standard">
      <style:text-properties fo:font-weight="bold" officeooo:rsid="00101381" officeooo:paragraph-rsid="00101381" style:font-weight-asian="bold" style:font-weight-complex="bold"/>
    </style:style>
    <style:style style:name="P10" style:family="paragraph" style:parent-style-name="Standard">
      <style:text-properties fo:font-weight="normal" officeooo:rsid="0008eb21" officeooo:paragraph-rsid="0008eb21" style:font-weight-asian="normal" style:font-weight-complex="normal"/>
    </style:style>
    <style:style style:name="P11" style:family="paragraph" style:parent-style-name="Standard">
      <style:text-properties fo:font-weight="normal" officeooo:rsid="0008eb21" officeooo:paragraph-rsid="00098c31" style:font-weight-asian="normal" style:font-weight-complex="normal"/>
    </style:style>
    <style:style style:name="P12" style:family="paragraph" style:parent-style-name="Standard">
      <style:text-properties fo:font-weight="normal" officeooo:rsid="0008eb21" officeooo:paragraph-rsid="0008f9ee" style:font-weight-asian="normal" style:font-weight-complex="normal"/>
    </style:style>
    <style:style style:name="P13" style:family="paragraph" style:parent-style-name="Standard">
      <style:text-properties fo:font-weight="normal" officeooo:rsid="000ac7bf" officeooo:paragraph-rsid="000ac7bf" style:font-weight-asian="normal" style:font-weight-complex="normal"/>
    </style:style>
    <style:style style:name="P14" style:family="paragraph" style:parent-style-name="Standard">
      <style:text-properties fo:font-weight="normal" officeooo:rsid="000ac7bf" officeooo:paragraph-rsid="000c4a11" style:font-weight-asian="normal" style:font-weight-complex="normal"/>
    </style:style>
    <style:style style:name="P15" style:family="paragraph" style:parent-style-name="Standard">
      <style:text-properties fo:font-weight="normal" officeooo:rsid="000c4a11" officeooo:paragraph-rsid="000c4a11" style:font-weight-asian="normal" style:font-weight-complex="normal"/>
    </style:style>
    <style:style style:name="P16" style:family="paragraph" style:parent-style-name="Standard">
      <style:text-properties fo:font-weight="normal" officeooo:rsid="000ce6f0" officeooo:paragraph-rsid="000ce6f0" style:font-weight-asian="normal" style:font-weight-complex="normal"/>
    </style:style>
    <style:style style:name="P17" style:family="paragraph" style:parent-style-name="Standard">
      <style:text-properties fo:font-weight="normal" officeooo:rsid="000ce6f0" officeooo:paragraph-rsid="000dbd1a" style:font-weight-asian="normal" style:font-weight-complex="normal"/>
    </style:style>
    <style:style style:name="P18" style:family="paragraph" style:parent-style-name="Standard">
      <style:text-properties fo:font-weight="normal" officeooo:rsid="000ef255" officeooo:paragraph-rsid="000ef255" style:font-weight-asian="normal" style:font-weight-complex="normal"/>
    </style:style>
    <style:style style:name="P19" style:family="paragraph" style:parent-style-name="Standard">
      <style:text-properties fo:font-weight="normal" officeooo:rsid="00101381" officeooo:paragraph-rsid="00101381" style:font-weight-asian="normal" style:font-weight-complex="normal"/>
    </style:style>
    <style:style style:name="P20" style:family="paragraph" style:parent-style-name="Standard">
      <style:text-properties fo:font-weight="normal" officeooo:rsid="00101381" officeooo:paragraph-rsid="0016bcb0" style:font-weight-asian="normal" style:font-weight-complex="normal"/>
    </style:style>
    <style:style style:name="P21" style:family="paragraph" style:parent-style-name="Standard">
      <style:text-properties fo:font-weight="normal" officeooo:rsid="0008f9ee" officeooo:paragraph-rsid="0008f9ee" style:font-weight-asian="normal" style:font-weight-complex="normal"/>
    </style:style>
    <style:style style:name="P22" style:family="paragraph" style:parent-style-name="Standard">
      <style:text-properties fo:font-weight="normal" officeooo:rsid="00098c31" officeooo:paragraph-rsid="00098c31" style:font-weight-asian="normal" style:font-weight-complex="normal"/>
    </style:style>
    <style:style style:name="P23" style:family="paragraph" style:parent-style-name="Standard">
      <style:text-properties fo:font-weight="normal" officeooo:rsid="0016bcb0" officeooo:paragraph-rsid="0016bcb0" style:font-weight-asian="normal" style:font-weight-complex="normal"/>
    </style:style>
    <style:style style:name="P24" style:family="paragraph" style:parent-style-name="Standard">
      <style:text-properties fo:font-weight="normal" officeooo:rsid="00187a64" officeooo:paragraph-rsid="00187a64" style:font-weight-asian="normal" style:font-weight-complex="normal"/>
    </style:style>
    <style:style style:name="P25" style:family="paragraph" style:parent-style-name="Standard">
      <style:text-properties fo:font-weight="normal" officeooo:rsid="0019e540" officeooo:paragraph-rsid="0019e540" style:font-weight-asian="normal" style:font-weight-complex="normal"/>
    </style:style>
    <style:style style:name="P26" style:family="paragraph" style:parent-style-name="Standard">
      <style:text-properties fo:font-weight="normal" officeooo:rsid="001ddad6" officeooo:paragraph-rsid="001ddad6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1ddad6" officeooo:paragraph-rsid="001ddad6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2133e6" officeooo:paragraph-rsid="002133e6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2133e6" officeooo:paragraph-rsid="0021a4d3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21a4d3" officeooo:paragraph-rsid="0021a4d3" style:font-weight-asian="normal" style:font-weight-complex="normal"/>
    </style:style>
    <style:style style:name="T1" style:family="text">
      <style:text-properties fo:font-weight="normal" officeooo:rsid="00098c31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8c31" style:font-weight-asian="bold" style:font-weight-complex="bold"/>
    </style:style>
    <style:style style:name="T4" style:family="text">
      <style:text-properties fo:font-weight="bold" officeooo:rsid="000b45f4" style:font-weight-asian="bold" style:font-weight-complex="bold"/>
    </style:style>
    <style:style style:name="T5" style:family="text">
      <style:text-properties fo:font-weight="bold" officeooo:rsid="000c4a11" style:font-weight-asian="bold" style:font-weight-complex="bold"/>
    </style:style>
    <style:style style:name="T6" style:family="text">
      <style:text-properties fo:font-weight="bold" officeooo:rsid="0008eb21" style:font-weight-asian="bold" style:font-weight-complex="bold"/>
    </style:style>
    <style:style style:name="T7" style:family="text">
      <style:text-properties fo:font-weight="bold" officeooo:rsid="000dbd1a" style:font-weight-asian="bold" style:font-weight-complex="bold"/>
    </style:style>
    <style:style style:name="T8" style:family="text">
      <style:text-properties fo:font-weight="bold" officeooo:rsid="00112208" style:font-weight-asian="bold" style:font-weight-complex="bold"/>
    </style:style>
    <style:style style:name="T9" style:family="text">
      <style:text-properties fo:font-weight="bold" officeooo:rsid="00122cf2" style:font-weight-asian="bold" style:font-weight-complex="bold"/>
    </style:style>
    <style:style style:name="T10" style:family="text">
      <style:text-properties fo:font-weight="bold" officeooo:rsid="0014e83c" style:font-weight-asian="bold" style:font-weight-complex="bold"/>
    </style:style>
    <style:style style:name="T11" style:family="text">
      <style:text-properties officeooo:rsid="00098c31"/>
    </style:style>
    <style:style style:name="T12" style:family="text">
      <style:text-properties officeooo:rsid="00112208"/>
    </style:style>
    <style:style style:name="T13" style:family="text">
      <style:text-properties officeooo:rsid="001242e7"/>
    </style:style>
    <style:style style:name="T14" style:family="text">
      <style:text-properties fo:font-style="italic" officeooo:rsid="00122cf2" style:font-style-asian="italic" style:font-style-complex="italic"/>
    </style:style>
    <style:style style:name="T15" style:family="text">
      <style:text-properties officeooo:rsid="00149587"/>
    </style:style>
    <style:style style:name="T16" style:family="text">
      <style:text-properties officeooo:rsid="0014e83c"/>
    </style:style>
    <style:style style:name="T17" style:family="text">
      <style:text-properties officeooo:rsid="0016bcb0"/>
    </style:style>
    <style:style style:name="T18" style:family="text">
      <style:text-properties officeooo:rsid="00175f93"/>
    </style:style>
    <style:style style:name="T19" style:family="text">
      <style:text-properties officeooo:rsid="00177b50"/>
    </style:style>
    <style:style style:name="T20" style:family="text">
      <style:text-properties officeooo:rsid="0017f529"/>
    </style:style>
    <style:style style:name="T21" style:family="text">
      <style:text-properties officeooo:rsid="0019e540"/>
    </style:style>
    <style:style style:name="T22" style:family="text">
      <style:text-properties officeooo:rsid="001a6a66"/>
    </style:style>
    <style:style style:name="T23" style:family="text">
      <style:text-properties officeooo:rsid="001c1469"/>
    </style:style>
    <style:style style:name="T24" style:family="text">
      <style:text-properties officeooo:rsid="002049ff"/>
    </style:style>
    <style:style style:name="T25" style:family="text">
      <style:text-properties officeooo:rsid="002133e6"/>
    </style:style>
    <style:style style:name="T26" style:family="text">
      <style:text-properties officeooo:rsid="0021a4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</text:p>
      <text:p text:style-name="P10">Git is a version Control software</text:p>
      <text:p text:style-name="P1">Benefits</text:p>
      <text:p text:style-name="P10">Roll back changes</text:p>
      <text:p text:style-name="P10">Branching</text:p>
      <text:p text:style-name="P10">Less risk of messing up</text:p>
      <text:p text:style-name="P10">Team contribution made simple</text:p>
      <text:p text:style-name="P12">–-----------------------</text:p>
      <text:p text:style-name="P2"/>
      <text:p text:style-name="P5">GitHub</text:p>
      <text:p text:style-name="P21">GitHun is one of many hostive repository services</text:p>
      <text:p text:style-name="P22">you can pull things and push things or codes </text:p>
      <text:p text:style-name="P3"/>
      <text:p text:style-name="P6">Benefits</text:p>
      <text:p text:style-name="P22">it gives you social coding or team coding</text:p>
      <text:p text:style-name="P22">Developers will contribute on your code</text:p>
      <text:p text:style-name="P3"/>
      <text:p text:style-name="P6">Getting started:</text:p>
      <text:p text:style-name="P22">Repository is the place you put in your code</text:p>
      <text:p text:style-name="P22">– Create a repository on the website</text:p>
      <text:p text:style-name="P3"><text:span text:style-name="T1">– Install the Github or </text:span><text:span text:style-name="T11">GIT</text:span></text:p>
      <text:p text:style-name="P11">– <text:span text:style-name="T11">if you have installed </text:span><text:span text:style-name="T3">GIT </text:span><text:span text:style-name="T11">then you would be bale to run the followin command to see its version</text:span></text:p>
      <text:p text:style-name="P3">– <text:span text:style-name="T11">git –version</text:span></text:p>
      <text:p text:style-name="P3"/>
      <text:p text:style-name="P4">Cloning the Repository</text:p>
      <text:p text:style-name="P13">The links of your repository is located on your Repository page down right there is <text:span text:style-name="T2">HTTPS </text:span>clone URL. So copy this link and then in your terminal type in the coped URL as bellow </text:p>
      <text:p text:style-name="P13">– <text:span text:style-name="T4">git clone </text:span><text:a xlink:type="simple" xlink:href="https://github.com/hayatullah/myproject.git"><text:span text:style-name="T4">https://github.com/hayatullah/myproject.git</text:span></text:a></text:p>
      <text:p text:style-name="P15">if you would like to clone this repository into a specific folder then we can type this command as bellow</text:p>
      <text:p text:style-name="P14">– <text:span text:style-name="T4">git clone </text:span><text:a xlink:type="simple" xlink:href="https://github.com/hayatullah/myproject.git"><text:span text:style-name="T4">https://github.com/hayatullah/myproject.git</text:span></text:a><text:span text:style-name="T4"> </text:span><text:span text:style-name="T5">hellow-world</text:span></text:p>
      <text:p text:style-name="P14"/>
      <text:p text:style-name="P14"/>
      <text:p text:style-name="P16"><text:span text:style-name="T5">I</text:span><text:span text:style-name="T2">dentifying our selves to the Repository</text:span></text:p>
      <text:p text:style-name="P16">Any changes we bring to the code it has to be identified who did this so there for we configure it as bellow</text:p>
      <text:p text:style-name="P16">– git config –global user.name “hayatullah Ibrahimy”</text:p>
      <text:p text:style-name="P17">– git config –global user.email “<text:a xlink:type="simple" xlink:href="mailto:hayat@ibrah.com">hayat@ibrah.com</text:a>”</text:p>
      <text:p text:style-name="P17"><text:span text:style-name="T6">– </text:span><text:span text:style-name="T7">git config –list</text:span></text:p>
      <text:p text:style-name="P7">– git help</text:p>
      <text:p text:style-name="P7">– git help commit</text:p>
      <text:p text:style-name="P18"><text:span text:style-name="T6">C</text:span><text:span text:style-name="T2">reating our One Repository with GIT</text:span></text:p>
      <text:p text:style-name="P18"/>
      <text:p text:style-name="P8">– first we create directory somewhere and go into it</text:p>
      <text:p text:style-name="P8">– Type PWD command to see if you are into this directory</text:p>
      <text:p text:style-name="P8">– Now create your Repository or we can call it Project with the GIT INIT command</text:p>
      <text:p text:style-name="P18"/>
      <text:p text:style-name="P9">Making our new commit</text:p>
      <text:p text:style-name="P19"/>
      <text:p text:style-name="P9">– we are in the repository directory</text:p>
      <text:p text:style-name="P19"><text:span text:style-name="T2">– </text:span><text:span text:style-name="T8">create a text file</text:span></text:p>
      <text:p text:style-name="P19"><text:span text:style-name="T8">– now run the </text:span><text:span text:style-name="T12">git add . </text:span><text:span text:style-name="T8">Commnad to say for git that some files are added into this folder</text:span></text:p>
      <text:p text:style-name="P19"><text:soft-page-break/><text:span text:style-name="T8">– </text:span><text:span text:style-name="T9">now commit these changes </text:span><text:span text:style-name="T14">git commit -m “This is just our first <text:s/>commit“</text:span></text:p>
      <text:p text:style-name="P19">– <text:span text:style-name="T13">if you bring forther changes into the file it will not be saved on git repository</text:span></text:p>
      <text:p text:style-name="P19">– <text:span text:style-name="T15">git log –author=”Hayatullah”</text:span></text:p>
      <text:p text:style-name="P19">– <text:span text:style-name="T15">git log –author=”Ahmad”</text:span></text:p>
      <text:p text:style-name="P19">– <text:span text:style-name="T15">git log</text:span></text:p>
      <text:p text:style-name="P19">– <text:span text:style-name="T10">Making Changes to our Project</text:span></text:p>
      <text:p text:style-name="P19">– <text:span text:style-name="T16">git status</text:span></text:p>
      <text:p text:style-name="P19">– <text:span text:style-name="T17">nano file2.txt</text:span></text:p>
      <text:p text:style-name="P19">– <text:span text:style-name="T17">git status</text:span></text:p>
      <text:p text:style-name="P19">– <text:span text:style-name="T17">git add file2.txt</text:span></text:p>
      <text:p text:style-name="P19">--<text:span text:style-name="T17">git status</text:span></text:p>
      <text:p text:style-name="P19">-------------<text:span text:style-name="T17">Now if you don't want to add the file2.txt on the stage part-------</text:span></text:p>
      <text:p text:style-name="P19">– <text:span text:style-name="T17">git reset HEAD <text:s text:c="11"/>//this command resets your adding</text:span></text:p>
      <text:p text:style-name="P20">– <text:span text:style-name="T17">git commit –message “Test.sh file is added to repository”</text:span></text:p>
      <text:p text:style-name="P23"><text:s/></text:p>
      <text:p text:style-name="P23"/>
      <text:p text:style-name="P23"/>
      <text:p text:style-name="P23">--<text:span text:style-name="T18">git config –list</text:span></text:p>
      <text:p text:style-name="P23">– <text:span text:style-name="T18">git config –global user.name</text:span></text:p>
      <text:p text:style-name="P23">--<text:span text:style-name="T18">git hellp commit</text:span></text:p>
      <text:p text:style-name="P23">--<text:span text:style-name="T19">git log</text:span></text:p>
      <text:p text:style-name="P23">– <text:span text:style-name="T19">git log –author=”Ahmad”</text:span></text:p>
      <text:p text:style-name="P23">--<text:span text:style-name="T20">git status //says there are no files to keep track ot that</text:span></text:p>
      <text:p text:style-name="P24">working copy &gt; <text:s/>staging area &gt; repository</text:p>
      <text:p text:style-name="P24">--<text:span text:style-name="T21">git diff</text:span></text:p>
      <text:p text:style-name="P25">when a file is in the staging area you can not compare it with git diff command because the diff only compare files form working copy and repository <text:span text:style-name="T22">for this problem we need to run the following</text:span></text:p>
      <text:p text:style-name="P25">--<text:span text:style-name="T22">git diff –staged</text:span></text:p>
      <text:p text:style-name="P25">--<text:span text:style-name="T23">git rm file.txt</text:span></text:p>
      <text:p text:style-name="P26">rename or move a file</text:p>
      <text:p text:style-name="P26">first rename it manully</text:p>
      <text:p text:style-name="P26">then </text:p>
      <text:p text:style-name="P26">--git add newname.txt</text:p>
      <text:p text:style-name="P26">--git rm oldname.txt</text:p>
      <text:p text:style-name="P26">--git status</text:p>
      <text:p text:style-name="P27">--<text:span text:style-name="T24">git checkout 012ksdf index.html</text:span></text:p>
      <text:p text:style-name="P27">-----------------------------------------<text:span text:style-name="T25">Branching----------------------------</text:span></text:p>
      <text:p text:style-name="P28">– git branch mybranch</text:p>
      <text:p text:style-name="P28">– git checkout mybranch</text:p>
      <text:p text:style-name="P28">--git push origin mybranch</text:p>
      <text:p text:style-name="P28">--git checkout master</text:p>
      <text:p text:style-name="P28">--git log –pretty=oneline</text:p>
      <text:p text:style-name="P28">--git merge mybranch</text:p>
      <text:p text:style-name="P28">--git branch -d mybranch</text:p>
      <text:p text:style-name="P28">--git push origin master</text:p>
      <text:p text:style-name="P28">--git push origin –delete mybranch</text:p>
      <text:p text:style-name="P29">--<text:span text:style-name="T26">touch config.php</text:span></text:p>
      <text:p text:style-name="P29">--<text:span text:style-name="T26">touch .gitignore</text:span></text:p>
      <text:p text:style-name="P29">–<text:span text:style-name="T26">git help gitignore</text:span></text:p>
      <text:p text:style-name="P30">write the name of config.php file into the .gitignore file</text:p>
      <text:p text:style-name="P29">--<text:span text:style-name="T26">git status</text:span></text:p>
      <text:p text:style-name="P29">– <text:span text:style-name="T26">git add .gitignore</text:span></text:p>
      <text:p text:style-name="P29"><text:soft-page-break/>--<text:span text:style-name="T26">git commit -m “done”</text:span></text:p>
      <text:p text:style-name="P29"><text:s/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I </meta:initial-creator>
    <meta:creation-date>2015-03-05T10:16:05.152625023</meta:creation-date>
    <dc:date>2015-03-17T10:02:10.431656439</dc:date>
    <dc:creator>SEHI </dc:creator>
    <meta:editing-duration>PT3H33M59S</meta:editing-duration>
    <meta:editing-cycles>26</meta:editing-cycles>
    <meta:generator>LibreOffice/4.2.7.2$Linux_X86_64 LibreOffice_project/420m0$Build-2</meta:generator>
    <meta:document-statistic meta:table-count="0" meta:image-count="0" meta:object-count="0" meta:page-count="3" meta:paragraph-count="91" meta:word-count="552" meta:character-count="3241" meta:non-whitespace-character-count="2751"/>
  </office:meta>
</office:document-meta>
</file>